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4" svg:font-family="Calibri, Calibri"/>
    <style:font-face style:name="Quattrocento Sans1" svg:font-family="'Quattrocento Sans', Calibri"/>
    <style:font-face style:name="Calibri3" svg:font-family="Calibri" style:font-family-generic="swiss"/>
    <style:font-face style:name="Calibri" svg:font-family="Calibri, Calibri" style:font-family-generic="swiss"/>
    <style:font-face style:name="Liberation Sans3" svg:font-family="'Liberation Sans'" style:font-pitch="variable"/>
    <style:font-face style:name="Quattrocento Sans" svg:font-family="'Quattrocento Sans', 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Calibri1" svg:font-family="Calibri, 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2.48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1.84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2.65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2.401cm" fo:padding-top="0.142cm" fo:padding-bottom="0.142cm" fo:padding-left="0.267cm" fo:padding-right="0.267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7.74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3.043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8.947cm" fo:padding-top="0.142cm" fo:padding-bottom="0.142cm" fo:padding-left="0.267cm" fo:padding-right="0.267cm"/>
      <style:paragraph-properties style:writing-mode="lr-tb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11.741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ffb66c" draw:textarea-horizontal-align="justify" draw:textarea-vertical-align="middle" draw:auto-grow-height="false" fo:min-height="1.45cm" fo:min-width="14.6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351cm" fo:min-width="0.101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351cm" fo:min-width="0.369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351cm" fo:min-width="0.349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draw:stroke="dash" draw:stroke-dash="Long_20_Dash" svg:stroke-width="0.035cm" draw:marker-start="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3cm" fo:min-width="2.451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Calibri" fo:font-size="11pt" fo:language="ar" fo:country="SA" style:font-name-asian="Quattrocento Sans1" style:font-size-asian="11pt" style:language-asian="ar" style:country-asian="SA" style:font-name-complex="Calibri" style:font-size-complex="11pt" style:language-complex="ar" style:country-complex="SA"/>
    </style:style>
    <style:style style:name="P2" style:family="paragraph">
      <style:paragraph-properties fo:margin-left="0cm" fo:margin-right="0cm" fo:margin-top="0cm" fo:margin-bottom="0.353cm" fo:line-height="115%" fo:text-align="center" fo:text-indent="0cm" style:text-autospace="none" style:writing-mode="lr-tb"/>
      <style:text-properties style:font-name="Calibri" fo:font-size="11pt" fo:language="ar" fo:country="SA" style:font-name-asian="Quattrocento Sans1" style:font-size-asian="11pt" style:language-asian="ar" style:country-asian="SA" style:font-name-complex="Calibri" style:font-size-complex="11pt" style:language-complex="ar" style:country-complex="SA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text-autospace="none" style:writing-mode="lr-tb"/>
      <style:text-properties style:font-name="Calibri" fo:font-size="11pt" fo:language="ar" fo:country="SA" style:font-name-asian="Quattrocento Sans1" style:font-size-asian="11pt" style:language-asian="ar" style:country-asian="SA" style:font-name-complex="Calibri" style:font-size-complex="11pt" style:language-complex="ar" style:country-complex="SA"/>
    </style:style>
    <style:style style:name="P4" style:family="paragraph">
      <style:paragraph-properties fo:margin-left="0cm" fo:margin-right="0cm" fo:margin-top="0cm" fo:margin-bottom="0.353cm" fo:line-height="115%" fo:text-align="center" fo:text-indent="0cm" style:text-autospace="none" style:writing-mode="lr-tb"/>
      <style:text-properties fo:color="#000000" loext:opacity="100%" style:font-name="Calibri" fo:font-size="11pt" fo:language="ar" fo:country="SA" style:font-name-asian="Calibri" style:font-size-asian="11pt" style:language-asian="ar" style:country-asian="SA" style:font-name-complex="Calibri" style:font-size-complex="11pt" style:language-complex="ar" style:country-complex="SA"/>
    </style:style>
    <style:style style:name="P5" style:family="paragraph">
      <loext:graphic-properties draw:fill="solid" draw:fill-color="#ffb66c"/>
      <style:paragraph-properties fo:margin-left="0cm" fo:margin-right="0cm" fo:margin-top="0cm" fo:margin-bottom="0.353cm" fo:line-height="115%" fo:text-align="center" fo:text-indent="0cm" style:text-autospace="none" style:writing-mode="lr-tb"/>
      <style:text-properties fo:color="#000000" loext:opacity="100%" style:font-name="Calibri" fo:font-size="11pt" fo:language="ar" fo:country="SA" style:font-name-asian="Calibri" style:font-size-asian="11pt" style:language-asian="ar" style:country-asian="SA" style:font-name-complex="Calibri" style:font-size-complex="11pt" style:language-complex="ar" style:country-complex="SA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Calibri2" fo:font-size="12pt" fo:language="ar" fo:country="SA" style:font-name-asian="Quattrocento Sans1" style:font-size-asian="12pt" style:language-asian="ar" style:country-asian="SA" style:font-name-complex="Calibri" style:font-size-complex="12pt" style:language-complex="ar" style:country-complex="SA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font-name="Calibri2" fo:font-size="12pt" fo:language="ar" fo:country="SA" style:font-name-asian="Quattrocento Sans1" style:font-size-asian="12pt" style:language-asian="ar" style:country-asian="SA" style:font-name-complex="Calibri" style:font-size-complex="12pt" style:language-complex="ar" style:country-complex="SA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2pt" fo:language="ar" fo:country="SA" fo:font-style="normal" fo:text-shadow="none" style:text-underline-style="none" fo:font-weight="normal" style:letter-kerning="true" style:font-name-asian="Quattrocento Sans1" style:font-size-asian="12pt" style:language-asian="ar" style:country-asian="SA" style:font-style-asian="normal" style:font-weight-asian="normal" style:font-name-complex="Calibri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1pt" fo:language="ar" fo:country="SA" fo:font-style="normal" fo:text-shadow="none" style:text-underline-style="none" fo:font-weight="normal" style:letter-kerning="true" style:font-name-asian="Calibri" style:font-size-asian="11pt" style:language-asian="ar" style:country-asian="SA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3.018cm" svg:height="1.397cm" svg:x="5.337cm" svg:y="20.99cm">
          <text:p text:style-name="P1"><text:span text:style-name="T1">M</text:span><text:span text:style-name="T1">a</text:span><text:span text:style-name="T1">h</text:span><text:span text:style-name="T1">a</text:span><text:span text:style-name="T1">s</text:span><text:span text:style-name="T1">i</text:span><text:span text:style-name="T1">s</text:span><text:span text:style-name="T1">w</text:span><text:span text:style-name="T1">a </text:span><text:span text:style-name="T1">m</text:span><text:span text:style-name="T1">a</text:span><text:span text:style-name="T1">m</text:span><text:span text:style-name="T1">p</text:span><text:span text:style-name="T1">u </text:span><text:span text:style-name="T1">m</text:span><text:span text:style-name="T1">e</text:span><text:span text:style-name="T1">n</text:span><text:span text:style-name="T1">g</text:span><text:span text:style-name="T1">a</text:span><text:span text:style-name="T1">n</text:span><text:span text:style-name="T1">a</text:span><text:span text:style-name="T1">li</text:span><text:span text:style-name="T1">s</text:span><text:span text:style-name="T1">i</text:span><text:span text:style-name="T1">s </text:span><text:span text:style-name="T1">r</text:span><text:span text:style-name="T1">a</text:span><text:span text:style-name="T1">n</text:span><text:span text:style-name="T1">g</text:span><text:span text:style-name="T1">k</text:span><text:span text:style-name="T1">a</text:span><text:span text:style-name="T1">i</text:span><text:span text:style-name="T1">a</text:span><text:span text:style-name="T1">n </text:span><text:span text:style-name="T1">p</text:span><text:span text:style-name="T1">e</text:span><text:span text:style-name="T1">n</text:span><text:span text:style-name="T1">g</text:span><text:span text:style-name="T1">u</text:span><text:span text:style-name="T1">a</text:span><text:span text:style-name="T1">t </text:span><text:span text:style-name="T1">d</text:span><text:span text:style-name="T1">if</text:span><text:span text:style-name="T1">e</text:span><text:span text:style-name="T1">r</text:span><text:span text:style-name="T1">e</text:span><text:span text:style-name="T1">n</text:span><text:span text:style-name="T1">s</text:span><text:span text:style-name="T1">i</text:span><text:span text:style-name="T1">a</text:span><text:span text:style-name="T1">l</text:span></text:p>
          <text:p text:style-name="P2"><text:span text:style-name="T1">(</text:span><text:span text:style-name="T1">C</text:span><text:span text:style-name="T1">4</text:span><text:span text:style-name="T1">, </text:span><text:span text:style-name="T1">P</text:span><text:span text:style-name="T1">3</text:span><text:span text:style-name="T1">, </text:span><text:span text:style-name="T1">A</text:span><text:span text:style-name="T1">3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2.383cm" svg:height="1.397cm" svg:x="5.655cm" svg:y="18.593cm">
          <text:p text:style-name="P1"><text:span text:style-name="T1">M</text:span><text:span text:style-name="T1">a</text:span><text:span text:style-name="T1">h</text:span><text:span text:style-name="T1">a</text:span><text:span text:style-name="T1">s</text:span><text:span text:style-name="T1">i</text:span><text:span text:style-name="T1">s</text:span><text:span text:style-name="T1">w</text:span><text:span text:style-name="T1">a </text:span><text:span text:style-name="T1">m</text:span><text:span text:style-name="T1">a</text:span><text:span text:style-name="T1">m</text:span><text:span text:style-name="T1">p</text:span><text:span text:style-name="T1">u </text:span><text:span text:style-name="T1">m</text:span><text:span text:style-name="T1">e</text:span><text:span text:style-name="T1">n</text:span><text:span text:style-name="T1">g</text:span><text:span text:style-name="T1">a</text:span><text:span text:style-name="T1">n</text:span><text:span text:style-name="T1">a</text:span><text:span text:style-name="T1">li</text:span><text:span text:style-name="T1">s</text:span><text:span text:style-name="T1">i</text:span><text:span text:style-name="T1">s </text:span><text:span text:style-name="T1">r</text:span><text:span text:style-name="T1">a</text:span><text:span text:style-name="T1">n</text:span><text:span text:style-name="T1">g</text:span><text:span text:style-name="T1">k</text:span><text:span text:style-name="T1">a</text:span><text:span text:style-name="T1">i</text:span><text:span text:style-name="T1">a</text:span><text:span text:style-name="T1">n </text:span><text:span text:style-name="T1">p</text:span><text:span text:style-name="T1">e</text:span><text:span text:style-name="T1">n</text:span><text:span text:style-name="T1">g</text:span><text:span text:style-name="T1">u</text:span><text:span text:style-name="T1">a</text:span><text:span text:style-name="T1">t </text:span><text:span text:style-name="T1">o</text:span><text:span text:style-name="T1">p</text:span><text:span text:style-name="T1">e</text:span><text:span text:style-name="T1">r</text:span><text:span text:style-name="T1">a</text:span><text:span text:style-name="T1">s</text:span><text:span text:style-name="T1">i</text:span><text:span text:style-name="T1">o</text:span><text:span text:style-name="T1">n</text:span><text:span text:style-name="T1">a</text:span><text:span text:style-name="T1">l;</text:span></text:p>
          <text:p text:style-name="P2"><text:span text:style-name="T1">(</text:span><text:span text:style-name="T1">C</text:span><text:span text:style-name="T1">4</text:span><text:span text:style-name="T1">, </text:span><text:span text:style-name="T1">P</text:span><text:span text:style-name="T1">3</text:span><text:span text:style-name="T1">, </text:span><text:span text:style-name="T1">A</text:span><text:span text:style-name="T1">3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3.184cm" svg:height="1.397cm" svg:x="5.231cm" svg:y="16.162cm">
          <text:p text:style-name="P1"><text:span text:style-name="T1">M</text:span><text:span text:style-name="T1">a</text:span><text:span text:style-name="T1">h</text:span><text:span text:style-name="T1">a</text:span><text:span text:style-name="T1">s</text:span><text:span text:style-name="T1">i</text:span><text:span text:style-name="T1">s</text:span><text:span text:style-name="T1">w</text:span><text:span text:style-name="T1">a </text:span><text:span text:style-name="T1">m</text:span><text:span text:style-name="T1">a</text:span><text:span text:style-name="T1">m</text:span><text:span text:style-name="T1">p</text:span><text:span text:style-name="T1">u </text:span><text:span text:style-name="T1">m</text:span><text:span text:style-name="T1">e</text:span><text:span text:style-name="T1">m</text:span><text:span text:style-name="T1">p</text:span><text:span text:style-name="T1">e</text:span><text:span text:style-name="T1">r</text:span><text:span text:style-name="T1">b</text:span><text:span text:style-name="T1">a</text:span><text:span text:style-name="T1">n</text:span><text:span text:style-name="T1">d</text:span><text:span text:style-name="T1">i</text:span><text:span text:style-name="T1">n</text:span><text:span text:style-name="T1">g</text:span><text:span text:style-name="T1">k</text:span><text:span text:style-name="T1">a</text:span><text:span text:style-name="T1">n </text:span><text:span text:style-name="T1">k</text:span><text:span text:style-name="T1">e</text:span><text:span text:style-name="T1">e</text:span><text:span text:style-name="T1">m</text:span><text:span text:style-name="T1">p</text:span><text:span text:style-name="T1">a</text:span><text:span text:style-name="T1">t </text:span><text:span text:style-name="T1">j</text:span><text:span text:style-name="T1">e</text:span><text:span text:style-name="T1">n</text:span><text:span text:style-name="T1">i</text:span><text:span text:style-name="T1">s </text:span><text:span text:style-name="T1">n</text:span><text:span text:style-name="T1">e</text:span><text:span text:style-name="T1">g</text:span><text:span text:style-name="T1">a</text:span><text:span text:style-name="T1">ti</text:span><text:span text:style-name="T1">v</text:span><text:span text:style-name="T1">e </text:span><text:span text:style-name="T1">f</text:span><text:span text:style-name="T1">e</text:span><text:span text:style-name="T1">e</text:span><text:span text:style-name="T1">d</text:span><text:span text:style-name="T1">b</text:span><text:span text:style-name="T1">a</text:span><text:span text:style-name="T1">c</text:span><text:span text:style-name="T1">k</text:span></text:p>
          <text:p text:style-name="P2"><text:span text:style-name="T1">(</text:span><text:span text:style-name="T1">C</text:span><text:span text:style-name="T1">5</text:span><text:span text:style-name="T1">, </text:span><text:span text:style-name="T1">P</text:span><text:span text:style-name="T1">4</text:span><text:span text:style-name="T1">, </text:span><text:span text:style-name="T1">A</text:span><text:span text:style-name="T1">4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2.935cm" svg:height="1.397cm" svg:x="5.316cm" svg:y="13.73cm">
          <text:p text:style-name="P1"><text:span text:style-name="T1">M</text:span><text:span text:style-name="T1">a</text:span><text:span text:style-name="T1">h</text:span><text:span text:style-name="T1">a</text:span><text:span text:style-name="T1">s</text:span><text:span text:style-name="T1">i</text:span><text:span text:style-name="T1">s</text:span><text:span text:style-name="T1">w</text:span><text:span text:style-name="T1">a </text:span><text:span text:style-name="T1">m</text:span><text:span text:style-name="T1">a</text:span><text:span text:style-name="T1">m</text:span><text:span text:style-name="T1">p</text:span><text:span text:style-name="T1">u </text:span><text:span text:style-name="T1">m</text:span><text:span text:style-name="T1">e</text:span><text:span text:style-name="T1">r</text:span><text:span text:style-name="T1">a</text:span><text:span text:style-name="T1">n</text:span><text:span text:style-name="T1">c</text:span><text:span text:style-name="T1">a</text:span><text:span text:style-name="T1">n</text:span><text:span text:style-name="T1">g </text:span><text:span text:style-name="T1">r</text:span><text:span text:style-name="T1">a</text:span><text:span text:style-name="T1">n</text:span><text:span text:style-name="T1">g</text:span><text:span text:style-name="T1">k</text:span><text:span text:style-name="T1">a</text:span><text:span text:style-name="T1">i</text:span><text:span text:style-name="T1">a</text:span><text:span text:style-name="T1">n </text:span><text:span text:style-name="T1">p</text:span><text:span text:style-name="T1">e</text:span><text:span text:style-name="T1">n</text:span><text:span text:style-name="T1">g</text:span><text:span text:style-name="T1">u</text:span><text:span text:style-name="T1">a</text:span><text:span text:style-name="T1">t </text:span><text:span text:style-name="T1">o</text:span><text:span text:style-name="T1">p</text:span><text:span text:style-name="T1">e</text:span><text:span text:style-name="T1">r</text:span><text:span text:style-name="T1">a</text:span><text:span text:style-name="T1">s</text:span><text:span text:style-name="T1">i</text:span><text:span text:style-name="T1">o</text:span><text:span text:style-name="T1">n</text:span><text:span text:style-name="T1">a</text:span><text:span text:style-name="T1">l </text:span><text:span text:style-name="T1">li</text:span><text:span text:style-name="T1">n</text:span><text:span text:style-name="T1">e</text:span><text:span text:style-name="T1">a</text:span><text:span text:style-name="T1">r</text:span></text:p>
          <text:p text:style-name="P2"><text:span text:style-name="T1">(</text:span><text:span text:style-name="T1">C</text:span><text:span text:style-name="T1">6</text:span><text:span text:style-name="T1">, </text:span><text:span text:style-name="T1">P</text:span><text:span text:style-name="T1">5</text:span><text:span text:style-name="T1">, </text:span><text:span text:style-name="T1">A</text:span><text:span text:style-name="T1">5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8.275cm" svg:height="1.397cm" svg:x="7.691cm" svg:y="11.299cm">
          <text:p text:style-name="P1"><text:span text:style-name="T1">M</text:span><text:span text:style-name="T1">a</text:span><text:span text:style-name="T1">h</text:span><text:span text:style-name="T1">a</text:span><text:span text:style-name="T1">s</text:span><text:span text:style-name="T1">i</text:span><text:span text:style-name="T1">s</text:span><text:span text:style-name="T1">w</text:span><text:span text:style-name="T1">a </text:span><text:span text:style-name="T1">m</text:span><text:span text:style-name="T1">a</text:span><text:span text:style-name="T1">m</text:span><text:span text:style-name="T1">p</text:span><text:span text:style-name="T1">u </text:span><text:span text:style-name="T1">m</text:span><text:span text:style-name="T1">e</text:span><text:span text:style-name="T1">r</text:span><text:span text:style-name="T1">a</text:span><text:span text:style-name="T1">n</text:span><text:span text:style-name="T1">c</text:span><text:span text:style-name="T1">a</text:span><text:span text:style-name="T1">n</text:span><text:span text:style-name="T1">g </text:span><text:span text:style-name="T1">fi</text:span><text:span text:style-name="T1">lt</text:span><text:span text:style-name="T1">e</text:span><text:span text:style-name="T1">r </text:span><text:span text:style-name="T1">a</text:span><text:span text:style-name="T1">k</text:span><text:span text:style-name="T1">ti</text:span><text:span text:style-name="T1">f</text:span></text:p>
          <text:p text:style-name="P2"><text:span text:style-name="T1">(</text:span><text:span text:style-name="T1">C</text:span><text:span text:style-name="T1">6</text:span><text:span text:style-name="T1">, </text:span><text:span text:style-name="T1">P</text:span><text:span text:style-name="T1">5</text:span><text:span text:style-name="T1">, </text:span><text:span text:style-name="T1">A</text:span><text:span text:style-name="T1">5</text:span><text:span text:style-name="T1">)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3.577cm" svg:height="1.397cm" svg:x="5.05cm" svg:y="8.867cm">
          <text:p text:style-name="P1"><text:span text:style-name="T1">Mahasiswa mampu merancang rangkaian penguat operasional non-linier</text:span></text:p>
          <text:p text:style-name="P2"><text:span text:style-name="T1">(C6, P5, A5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481cm" svg:height="1.397cm" svg:x="7.106cm" svg:y="6.435cm">
          <text:p text:style-name="P1"><text:span text:style-name="T1">Mahasiswa mampu merancang rangkaian osilator</text:span></text:p>
          <text:p text:style-name="P2"><text:span text:style-name="T1">(C6, P5, A5)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2.275cm" svg:height="1.397cm" svg:x="5.698cm" svg:y="4.004cm">
          <text:p text:style-name="P1"><text:span text:style-name="T1">Mahasiswa mampu merancang rangkaian regulated power supplies</text:span></text:p>
          <text:p text:style-name="P2"><text:span text:style-name="T1">(C6, P5, A5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5.134cm" svg:height="1.734cm" svg:x="4.279cm" svg:y="1.235cm">
          <text:p text:style-name="P4"><text:span text:style-name="T2">Mahasiswa mampu merancang rangkaian penguat dari peralatan elektronika</text:span></text:p>
          <text:p text:style-name="P4"><text:span text:style-name="T1">[C6, A5, P5]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1.846cm" svg:y1="20.99cm" svg:x2="11.846cm" svg:y2="19.974cm">
          <text:p/>
        </draw:line>
        <draw:line draw:style-name="gr10" draw:text-style-name="P6" draw:layer="layout" svg:x1="11.846cm" svg:y1="18.577cm" svg:x2="11.846cm" svg:y2="17.561cm">
          <text:p/>
        </draw:line>
        <draw:line draw:style-name="gr10" draw:text-style-name="P6" draw:layer="layout" svg:x1="11.846cm" svg:y1="16.164cm" svg:x2="11.846cm" svg:y2="15.148cm">
          <text:p/>
        </draw:line>
        <draw:line draw:style-name="gr10" draw:text-style-name="P6" draw:layer="layout" svg:x1="11.846cm" svg:y1="13.734cm" svg:x2="11.846cm" svg:y2="12.718cm">
          <text:p/>
        </draw:line>
        <draw:line draw:style-name="gr10" draw:text-style-name="P6" draw:layer="layout" svg:x1="11.846cm" svg:y1="11.279cm" svg:x2="11.846cm" svg:y2="10.263cm">
          <text:p/>
        </draw:line>
        <draw:line draw:style-name="gr10" draw:text-style-name="P6" draw:layer="layout" svg:x1="11.846cm" svg:y1="8.857cm" svg:x2="11.846cm" svg:y2="7.841cm">
          <text:p/>
        </draw:line>
        <draw:line draw:style-name="gr10" draw:text-style-name="P6" draw:layer="layout" svg:x1="11.846cm" svg:y1="6.42cm" svg:x2="11.846cm" svg:y2="5.404cm">
          <text:p/>
        </draw:line>
        <draw:line draw:style-name="gr10" draw:text-style-name="P6" draw:layer="layout" svg:x1="11.846cm" svg:y1="4.002cm" svg:x2="11.846cm" svg:y2="2.986cm">
          <text:p/>
        </draw:line>
        <draw:custom-shape draw:style-name="gr11" draw:text-style-name="P7" draw:layer="layout" svg:width="0.635cm" svg:height="0.635cm" svg:x="4.856cm" svg:y="20.582cm">
          <text:p text:style-name="P7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635cm" svg:height="0.635cm" svg:x="5.272cm" svg:y="18.223cm">
          <text:p text:style-name="P7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635cm" svg:height="0.635cm" svg:x="4.778cm" svg:y="15.787cm">
          <text:p text:style-name="P7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635cm" svg:height="0.635cm" svg:x="4.256cm" svg:y="15.402cm">
          <text:p text:style-name="P7"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7" draw:layer="layout" svg:width="0.635cm" svg:height="0.635cm" svg:x="3.756cm" svg:y="15.002cm">
          <text:p text:style-name="P7"><text:span text:style-name="T3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1" draw:text-style-name="P7" draw:layer="layout" svg:width="0.635cm" svg:height="0.635cm" svg:x="4.878cm" svg:y="13.327cm">
            <text:p text:style-name="P7"><text:span text:style-name="T3">6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7" draw:layer="layout" svg:width="0.635cm" svg:height="0.635cm" svg:x="4.378cm" svg:y="12.927cm">
            <text:p text:style-name="P7"><text:span text:style-name="T3">7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7" draw:layer="layout" svg:width="0.635cm" svg:height="0.635cm" svg:x="7.315cm" svg:y="10.979cm">
          <text:p text:style-name="P7"><text:span text:style-name="T3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2" draw:text-style-name="P7" draw:layer="layout" svg:width="0.903cm" svg:height="0.635cm" svg:x="4.418cm" svg:y="8.598cm">
            <text:p text:style-name="P7"><text:span text:style-name="T3">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0.883cm" svg:height="0.635cm" svg:x="3.67cm" svg:y="8.198cm">
            <text:p text:style-name="P7"><text:span text:style-name="T3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0.883cm" svg:height="0.635cm" svg:x="2.979cm" svg:y="7.704cm">
            <text:p text:style-name="P7"><text:span text:style-name="T3">1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7" draw:layer="layout" svg:width="0.903cm" svg:height="0.635cm" svg:x="6.499cm" svg:y="6.023cm">
            <text:p text:style-name="P7"><text:span text:style-name="T3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7" draw:layer="layout" svg:width="0.903cm" svg:height="0.635cm" svg:x="5.042cm" svg:y="3.591cm">
            <text:p text:style-name="P7"><text:span text:style-name="T3">1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4" draw:text-style-name="P6" draw:layer="layout" svg:x1="1.316cm" svg:y1="12.862cm" svg:x2="21.89cm" svg:y2="12.862cm">
            <text:p/>
          </draw:line>
          <draw:custom-shape draw:style-name="gr15" draw:text-style-name="P9" draw:layer="layout" svg:width="2.985cm" svg:height="1.397cm" svg:x="21.88cm" svg:y="12.855cm">
            <text:p text:style-name="P8"><text:span text:style-name="T1">UTS</text:span></text:p>
            <text:p text:style-name="P8"><text:span text:style-name="T1">Minggu ke-8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14" draw:text-style-name="P6" draw:layer="layout" svg:x1="1.316cm" svg:y1="3.044cm" svg:x2="21.89cm" svg:y2="3.044cm">
            <text:p/>
          </draw:line>
          <draw:custom-shape draw:style-name="gr15" draw:text-style-name="P9" draw:layer="layout" svg:width="2.985cm" svg:height="1.397cm" svg:x="21.88cm" svg:y="3.037cm">
            <text:p text:style-name="P8"><text:span text:style-name="T1">UAS</text:span></text:p>
            <text:p text:style-name="P8"><text:span text:style-name="T1">Minggu ke-16</text:span></text:p>
            <draw:enhanced-geometry svg:viewBox="0 0 21600 21600" draw:type="rectangle" draw:enhanced-path="M 0 0 L 21600 0 21600 21600 0 21600 0 0 Z N"/>
          </draw:custom-shape>
        </draw:g>
        <draw:custom-shape draw:style-name="gr11" draw:text-style-name="P7" draw:layer="layout" svg:width="0.635cm" svg:height="0.635cm" svg:x="6.815cm" svg:y="10.679cm">
          <text:p text:style-name="P7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4" svg:font-family="Calibri, Calibri"/>
    <style:font-face style:name="Quattrocento Sans1" svg:font-family="'Quattrocento Sans', Calibri"/>
    <style:font-face style:name="Calibri3" svg:font-family="Calibri" style:font-family-generic="swiss"/>
    <style:font-face style:name="Calibri" svg:font-family="Calibri, Calibri" style:font-family-generic="swiss"/>
    <style:font-face style:name="Liberation Sans3" svg:font-family="'Liberation Sans'" style:font-pitch="variable"/>
    <style:font-face style:name="Quattrocento Sans" svg:font-family="'Quattrocento Sans', Calib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2" svg:font-family="Calibri" style:font-family-generic="swiss" style:font-pitch="variable"/>
    <style:font-face style:name="Calibri1" svg:font-family="Calibri, Calibri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ucida Sans Unicode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cm" fo:page-height="2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09T16:39:46.829716902</meta:creation-date>
    <meta:generator>LibreOffice/7.0.4.2$Linux_X86_64 LibreOffice_project/00$Build-2</meta:generator>
    <dc:date>2021-02-23T01:42:28.966979234</dc:date>
    <dc:creator>Mifta Nur Farid</dc:creator>
    <meta:editing-duration>PT15M23S</meta:editing-duration>
    <meta:editing-cycles>5</meta:editing-cycles>
    <meta:document-statistic meta:object-count="41"/>
  </office:meta>
</office:document-meta>
</file>